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BasedLockStrategy.hasLock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NIOFileLocker.NIOFileLocker(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BasedLockStrategy.FileBasedLockStrateg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ileLocker.CreateFileLocker(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FileLocker.tryLock( 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BasedLockStrategy.debugLocking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BasedLockStrategy.decrementLock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BasedLockStrategy.FileBasedLockStrategy(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IOFileLocker.tryLock( 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FileBasedLockStrategy.releaseLock( File 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reateFileLocker.unlock(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BasedLockStrategy.incrementLock(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leBasedLockStrategy.acquireLock( File 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NIOFileLocker.unlock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ileBasedLockStrategy.FileBasedLockStrategy( FileLocker locker , boolean debugLock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